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4cm" style:rel-column-width="9362*"/>
    </style:style>
    <style:style style:name="Table1.G" style:family="table-column">
      <style:table-column-properties style:column-width="2.514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06f6"/>
    </style:style>
    <style:style style:name="P2" style:family="paragraph" style:parent-style-name="Standard">
      <style:text-properties officeooo:paragraph-rsid="0012a32d"/>
    </style:style>
    <style:style style:name="P3" style:family="paragraph" style:parent-style-name="Standard">
      <style:text-properties officeooo:paragraph-rsid="00196369"/>
    </style:style>
    <style:style style:name="P4" style:family="paragraph" style:parent-style-name="Standard">
      <style:text-properties officeooo:paragraph-rsid="001d26b5"/>
    </style:style>
    <style:style style:name="P5" style:family="paragraph" style:parent-style-name="Standard">
      <style:text-properties officeooo:rsid="001eb9b5" officeooo:paragraph-rsid="001eb9b5"/>
    </style:style>
    <style:style style:name="P6" style:family="paragraph" style:parent-style-name="Standard">
      <style:text-properties officeooo:paragraph-rsid="001eb9b5"/>
    </style:style>
    <style:style style:name="P7" style:family="paragraph" style:parent-style-name="Standard">
      <style:text-properties officeooo:rsid="00227a5a" officeooo:paragraph-rsid="00227a5a"/>
    </style:style>
    <style:style style:name="P8" style:family="paragraph" style:parent-style-name="Standard">
      <style:text-properties officeooo:paragraph-rsid="0023c9b1"/>
    </style:style>
    <style:style style:name="P9" style:family="paragraph" style:parent-style-name="Standard">
      <style:text-properties officeooo:rsid="00241f5c" officeooo:paragraph-rsid="00241f5c"/>
    </style:style>
    <style:style style:name="P10" style:family="paragraph" style:parent-style-name="Standard">
      <style:text-properties officeooo:paragraph-rsid="00241f5c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12a32d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1eb9b5"/>
    </style:style>
    <style:style style:name="P13" style:family="paragraph" style:parent-style-name="Standard">
      <style:text-properties style:text-underline-style="solid" style:text-underline-width="auto" style:text-underline-color="font-color" officeooo:paragraph-rsid="0028e40e"/>
    </style:style>
    <style:style style:name="P14" style:family="paragraph" style:parent-style-name="Standard">
      <style:text-properties style:text-underline-style="solid" style:text-underline-width="auto" style:text-underline-color="font-color" officeooo:paragraph-rsid="002abfb8"/>
    </style:style>
    <style:style style:name="P15" style:family="paragraph" style:parent-style-name="Standard">
      <style:text-properties officeooo:paragraph-rsid="0025c285"/>
    </style:style>
    <style:style style:name="P16" style:family="paragraph" style:parent-style-name="Standard">
      <style:text-properties officeooo:paragraph-rsid="0028e40e"/>
    </style:style>
    <style:style style:name="P17" style:family="paragraph" style:parent-style-name="Standard">
      <style:text-properties officeooo:paragraph-rsid="002a4375"/>
    </style:style>
    <style:style style:name="P18" style:family="paragraph" style:parent-style-name="Standard">
      <style:text-properties style:text-underline-style="none" officeooo:paragraph-rsid="002a4375"/>
    </style:style>
    <style:style style:name="P19" style:family="paragraph" style:parent-style-name="Standard">
      <style:text-properties style:text-underline-style="none" officeooo:rsid="002abfb8" officeooo:paragraph-rsid="002abfb8"/>
    </style:style>
    <style:style style:name="P20" style:family="paragraph" style:parent-style-name="Standard">
      <style:text-properties style:text-underline-style="none" officeooo:rsid="0028e40e" officeooo:paragraph-rsid="0028e40e"/>
    </style:style>
    <style:style style:name="P21" style:family="paragraph" style:parent-style-name="Standard">
      <style:text-properties style:text-underline-style="none" officeooo:rsid="002a4375" officeooo:paragraph-rsid="002a4375"/>
    </style:style>
    <style:style style:name="P22" style:family="paragraph" style:parent-style-name="Standard">
      <style:text-properties officeooo:paragraph-rsid="002abfb8"/>
    </style:style>
    <style:style style:name="P23" style:family="paragraph" style:parent-style-name="Standard">
      <style:text-properties fo:font-style="italic" fo:font-weight="bold" officeooo:paragraph-rsid="0012a32d"/>
    </style:style>
    <style:style style:name="P24" style:family="paragraph" style:parent-style-name="Standard">
      <style:text-properties officeooo:rsid="0025c285" officeooo:paragraph-rsid="0025c285"/>
    </style:style>
    <style:style style:name="P25" style:family="paragraph" style:parent-style-name="Standard">
      <style:text-properties officeooo:rsid="0028e40e" officeooo:paragraph-rsid="0028e40e"/>
    </style:style>
    <style:style style:name="P26" style:family="paragraph" style:parent-style-name="Standard">
      <style:paragraph-properties fo:break-before="page"/>
      <style:text-properties officeooo:paragraph-rsid="001eb9b5"/>
    </style:style>
    <style:style style:name="P27" style:family="paragraph" style:parent-style-name="Text_20_body">
      <style:paragraph-properties fo:margin-top="0cm" fo:margin-bottom="0cm" loext:contextual-spacing="false"/>
    </style:style>
    <style:style style:name="P28" style:family="paragraph" style:parent-style-name="Table_20_Contents">
      <style:text-properties officeooo:rsid="0012a32d" officeooo:paragraph-rsid="0012a32d"/>
    </style:style>
    <style:style style:name="P29" style:family="paragraph" style:parent-style-name="Table_20_Contents">
      <style:text-properties officeooo:rsid="00196369" officeooo:paragraph-rsid="00196369"/>
    </style:style>
    <style:style style:name="P30" style:family="paragraph" style:parent-style-name="Table_20_Contents">
      <style:text-properties officeooo:rsid="00227a5a" officeooo:paragraph-rsid="00227a5a"/>
    </style:style>
    <style:style style:name="P31" style:family="paragraph" style:parent-style-name="Heading_20_2">
      <style:text-properties officeooo:paragraph-rsid="00196369"/>
    </style:style>
    <style:style style:name="P32" style:family="paragraph" style:parent-style-name="Standard" style:list-style-name="L1">
      <style:text-properties style:font-name="Liberation Serif" fo:font-size="10pt" officeooo:paragraph-rsid="001106f6" style:font-size-asian="10pt" style:font-size-complex="10pt"/>
    </style:style>
    <style:style style:name="P33" style:family="paragraph" style:parent-style-name="Standard" style:list-style-name="L2">
      <style:text-properties fo:font-size="10pt" officeooo:paragraph-rsid="001106f6" style:font-size-asian="10pt" style:font-size-complex="10pt"/>
    </style:style>
    <style:style style:name="P34" style:family="paragraph" style:parent-style-name="Standard" style:list-style-name="L2">
      <style:text-properties fo:font-size="10pt" officeooo:paragraph-rsid="0012a32d" style:font-size-asian="10pt" style:font-size-complex="10pt"/>
    </style:style>
    <style:style style:name="P35" style:family="paragraph" style:parent-style-name="Standard" style:list-style-name="L3">
      <style:text-properties officeooo:paragraph-rsid="0012a32d"/>
    </style:style>
    <style:style style:name="P36" style:family="paragraph" style:parent-style-name="Standard" style:list-style-name="L4">
      <style:text-properties officeooo:paragraph-rsid="0012a32d"/>
    </style:style>
    <style:style style:name="P37" style:family="paragraph" style:parent-style-name="Standard" style:list-style-name="L5">
      <style:text-properties officeooo:paragraph-rsid="00196369"/>
    </style:style>
    <style:style style:name="P38" style:family="paragraph" style:parent-style-name="Standard" style:list-style-name="L6">
      <style:text-properties officeooo:paragraph-rsid="00196369"/>
    </style:style>
    <style:style style:name="P39" style:family="paragraph" style:parent-style-name="Standard">
      <style:text-properties officeooo:paragraph-rsid="001106f6"/>
    </style:style>
    <style:style style:name="P40" style:family="paragraph" style:parent-style-name="Standard">
      <style:text-properties style:text-underline-style="none" officeooo:paragraph-rsid="001106f6"/>
    </style:style>
    <style:style style:name="P41" style:family="paragraph" style:parent-style-name="Standard">
      <style:text-properties style:text-underline-style="none" officeooo:rsid="002e533d" officeooo:paragraph-rsid="002e533d"/>
    </style:style>
    <style:style style:name="P42" style:family="paragraph" style:parent-style-name="Text_20_body" style:list-style-name="L7">
      <style:paragraph-properties fo:margin-top="0cm" fo:margin-bottom="0cm" loext:contextual-spacing="false"/>
    </style:style>
    <style:style style:name="P43" style:family="paragraph" style:parent-style-name="Text_20_body" style:list-style-name="L7">
      <style:paragraph-properties fo:margin-top="0cm" fo:margin-bottom="0cm" loext:contextual-spacing="false"/>
      <style:text-properties officeooo:rsid="001f043a"/>
    </style:style>
    <style:style style:name="P44" style:family="paragraph" style:parent-style-name="Text_20_body" style:list-style-name="L7">
      <style:paragraph-properties fo:margin-top="0cm" fo:margin-bottom="0cm" loext:contextual-spacing="false"/>
      <style:text-properties officeooo:rsid="001f043a" officeooo:paragraph-rsid="001f043a"/>
    </style:style>
    <style:style style:name="P45" style:family="paragraph" style:parent-style-name="Text_20_body" style:list-style-name="L7">
      <style:paragraph-properties fo:margin-top="0cm" fo:margin-bottom="0cm" loext:contextual-spacing="false"/>
      <style:text-properties officeooo:rsid="0020ef7c" officeooo:paragraph-rsid="0020ef7c"/>
    </style:style>
    <style:style style:name="P46" style:family="paragraph" style:parent-style-name="Text_20_body" style:list-style-name="L8">
      <style:paragraph-properties fo:margin-top="0cm" fo:margin-bottom="0cm" loext:contextual-spacing="false"/>
      <style:text-properties officeooo:paragraph-rsid="0020ef7c"/>
    </style:style>
    <style:style style:name="T1" style:family="text">
      <style:text-properties fo:font-style="italic" fo:font-weight="bold"/>
    </style:style>
    <style:style style:name="T2" style:family="text">
      <style:text-properties fo:font-style="italic" officeooo:rsid="0027a9a5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size-complex="10pt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size="10pt" officeooo:rsid="002e533d" style:font-size-asian="8.75pt" style:font-size-complex="10pt"/>
    </style:style>
    <style:style style:name="T7" style:family="text">
      <style:text-properties officeooo:rsid="001f043a"/>
    </style:style>
    <style:style style:name="T8" style:family="text">
      <style:text-properties officeooo:rsid="0020ef7c"/>
    </style:style>
    <style:style style:name="T9" style:family="text">
      <style:text-properties officeooo:rsid="00227a5a"/>
    </style:style>
    <style:style style:name="T10" style:family="text">
      <style:text-properties officeooo:rsid="00241f5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3" style:family="text">
      <style:text-properties officeooo:rsid="0025c285"/>
    </style:style>
    <style:style style:name="T14" style:family="text">
      <style:text-properties officeooo:rsid="0027a9a5"/>
    </style:style>
    <style:style style:name="T15" style:family="text">
      <style:text-properties fo:font-style="normal" officeooo:rsid="0027a9a5" style:font-style-asian="normal" style:font-style-complex="normal"/>
    </style:style>
    <style:style style:name="T16" style:family="text">
      <style:text-properties officeooo:rsid="0028e40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8e40e"/>
    </style:style>
    <style:style style:name="T19" style:family="text">
      <style:text-properties style:text-underline-style="none" officeooo:rsid="002a4375"/>
    </style:style>
    <style:style style:name="T20" style:family="text">
      <style:text-properties officeooo:rsid="002c08bb"/>
    </style:style>
    <style:style style:name="T21" style:family="text">
      <style:text-properties officeooo:rsid="002dc371"/>
    </style:style>
    <style:style style:name="T22" style:family="text">
      <style:text-properties officeooo:rsid="002e53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ing strategies (CH 13)</text:span>    <text:line-break/><text:span text:style-name="T11">Ką apibrėžia testavimo strategija?</text:span></text:p>
      <text:p text:style-name="P1"><text:span text:style-name="T11"/></text:p>
      <text:p text:style-name="P40"><text:tab/><text:span text:style-name="T6">Kaip atliekami testai.</text:span></text:p>
      <text:p text:style-name="P41"><text:span text:style-name="T5"><text:tab/>Testuoti visą programą ar tik jos dalį?</text:span></text:p>
      <text:p text:style-name="P41"><text:span text:style-name="T5"><text:tab/>Ar reikia ką tik atliktus testus pakartoti kai pridedami nauji komponentai didelėje sistemoje?</text:span></text:p>
      <text:p text:style-name="P41"><text:span text:style-name="T5"><text:tab/>Kada įtraukti klientą?</text:span></text:p>
      <text:p text:style-name="P41"><text:span text:style-name="T5"/></text:p>
      <text:p text:style-name="P41"><text:span text:style-name="T5"/></text:p>
      <text:list xml:id="list2541577863" text:style-name="L1">
        <text:list-item>
          <text:p text:style-name="P32">Kad testavimas būtų efektyvus turi būti atlikta kodo peržiūra.</text:p>
        </text:list-item>
        <text:list-item>
          <text:p text:style-name="P32">Testavimas prasideda nuo žemesnio lygio ir eina link aukštesnio.</text:p>
        </text:list-item>
        <text:list-item>
          <text:p text:style-name="P32">Testavimo technikos pritaikomos pagal programavimo būdą ir laiką.</text:p>
        </text:list-item>
        <text:list-item>
          <text:p text:style-name="P32">Testavimas atliekamas programos kūrėjo ir (dideliuose projektuose) nepriklausomos testavimo grupės.</text:p>
        </text:list-item>
        <text:list-item>
          <text:p text:style-name="P32">Testavimas ir derinimas (angl. Debugging) yra skirtingos veiklos, tačiau derinimas turi būti pritaikytas bet kurioje testavimo strategijoje </text:p>
        </text:list-item>
      </text:list>
      <text:p text:style-name="P1"><text:line-break/><text:span text:style-name="T11">Kodėl derinimas sudėtingesnis už testavimą?</text:span></text:p>
      <text:list xml:id="list1635583030" text:style-name="L2">
        <text:list-item>
          <text:p text:style-name="P33">Simptomas ir priežastis gali būti nutolę. Simptomas gali laikinai išnykti ištaisius kitą klaidą</text:p>
        </text:list-item>
        <text:list-item>
          <text:p text:style-name="P33">Simptomą galėjo sukelti ne klaidos, pavyzdžiui, apvalinimo netikslumai. Simptomą galėjo sukelti žmogiškoji klaida, kuri nėra lengvai atsekama. Simptomas galėjo atsirasti dėl problemų susijusiu su laiku, o ne dėl apdorojimo problemų.</text:p>
        </text:list-item>
        <text:list-item>
          <text:p text:style-name="P33">Gali būti sudėtinga atkartoti įvesties duomenis. Simptomai gali pasikartoti nereguliariai</text:p>
        </text:list-item>
        <text:list-item>
          <text:p text:style-name="P34">Simptomas galėjo atsirasti dėl priežasčių, kurios atsirado užduotims vykstant atskiruose procesoriuose<text:line-break/></text:p>
        </text:list-item>
      </text:list>
      <text:p text:style-name="P11">Kodėl kai kurie vienetų testai būna pakeičiami integracijos testais?</text:p>
      <text:p text:style-name="P2"><text:span text:style-name="T4">Integration testing</text:span><text:span text:style-name="T3"> is a type of </text:span><text:span text:style-name="T4">testing</text:span><text:span text:style-name="T3"> to check if different pieces of the modules are working together. </text:span><text:span text:style-name="T4">Unit testing</text:span><text:span text:style-name="T3"> checks a single component of an application. <text:line-break/></text:span><text:line-break/><text:span text:style-name="T11">Kada sistema yra baigiama testuoti?</text:span></text:p>
      <text:list xml:id="list1017548871" text:style-name="L3">
        <text:list-item>
          <text:p text:style-name="P35">Testavimas trunka iki programos atsisakymo</text:p>
        </text:list-item>
        <text:list-item>
          <text:p text:style-name="P35">Testuojama, kol baigiasi laikas arba pinigai</text:p>
        </text:list-item>
        <text:list-item>
          <text:p text:style-name="P35">Statistiniai metodai</text:p>
        </text:list-item>
      </text:list>
      <text:p text:style-name="P23"/>
      <text:p text:style-name="P23"/>
      <text:p text:style-name="P2"><text:span text:style-name="T1">Estimation (CH 23)</text:span>    <text:line-break/><text:span text:style-name="T11">Kokie yra pagrindiniai projektų vertinimo būdai? Trumpai apibūdinti</text:span></text:p>
      <text:p text:style-name="P2">LOC (angl. Lines of code)</text:p>
      <text:p text:style-name="P2">FP (angl. Functions points)</text:p>
      <text:p text:style-name="P2">Procesais paremtas projektų vertinimas</text:p>
      <text:p text:style-name="P2">Vertinimas paremtas panaudos atvejais</text:p>
      <text:p text:style-name="P2"><text:line-break/><text:span text:style-name="T11">Kaip vykdomas judraus (angl. agile) kūrimo projektų vertinimas?</text:span></text:p>
      <text:list xml:id="list354557433" text:style-name="L4">
        <text:list-item>
          <text:p text:style-name="P36">Kiekvienas naudotojo scenarijus vertinamas atskirai.</text:p>
        </text:list-item>
        <text:list-item>
          <text:p text:style-name="P36">Scenarijus suskaidomas į programinės įrangos inžinerijos užduočių rinkinį reikalingą, kad scenarijus būtų įgyvendintas.</text:p>
        </text:list-item>
        <text:list-item>
          <text:p text:style-name="P36">Kiekviena užduotis vertinama atskirai.</text:p>
        </text:list-item>
        <text:list-item>
          <text:p text:style-name="P36">Kitas būdas scenarijaus apimtį vertinti naudojant LOC, FP ar kitą apimties matavimo būdą.</text:p>
        </text:list-item>
        <text:list-item>
          <text:p text:style-name="P36">Kiekvienos užduoties vertinimas sumuojamas, kad būtų sukurtas bendras scenarijaus vertinimas.</text:p>
        </text:list-item>
        <text:list-item>
          <text:p text:style-name="P36">Arba scenarijaus apimties įvertis paverčiamas pastangomis (angl. effort) naudojant istorinius duomenis.</text:p>
        </text:list-item>
        <text:list-item>
          <text:p text:style-name="P36"><text:soft-page-break/>Visų scenarijų kurie turi būti įgyvendinti vertinimai sumuojami, kad gauti reikiamų pastangų įvertinimą</text:p>
        </text:list-item>
      </text:list>
      <text:p text:style-name="P2"/>
      <text:p text:style-name="P2"/>
      <text:p text:style-name="P2"><text:line-break/><text:span text:style-name="T11">Funkcijų taškai (angl. functions points), kas tai?</text:span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8">Information fomain value</text:p>
          </table:table-cell>
          <table:table-cell table:style-name="Table1.A1" office:value-type="string">
            <text:p text:style-name="P28">Optimistic</text:p>
          </table:table-cell>
          <table:table-cell table:style-name="Table1.A1" office:value-type="string">
            <text:p text:style-name="P28">Likely</text:p>
          </table:table-cell>
          <table:table-cell table:style-name="Table1.A1" office:value-type="string">
            <text:p text:style-name="P28">Pessimistic</text:p>
          </table:table-cell>
          <table:table-cell table:style-name="Table1.A1" office:value-type="string">
            <text:p text:style-name="P28">Estimated</text:p>
          </table:table-cell>
          <table:table-cell table:style-name="Table1.A1" office:value-type="string">
            <text:p text:style-name="P29">Weight</text:p>
          </table:table-cell>
          <table:table-cell table:style-name="Table1.G1" office:value-type="string">
            <text:p text:style-name="P28">FP count</text:p>
          </table:table-cell>
        </table:table-row>
        <table:table-row>
          <table:table-cell table:style-name="Table1.A2" office:value-type="string">
            <text:p text:style-name="P28">External inpu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External outpu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External inquiri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Logical fil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Interface fil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Count tot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2"/>
      <text:p text:style-name="P2"/>
      <text:p text:style-name="P3"><text:line-break/><text:span text:style-name="T1">Software engineering practice (CH 5)</text:span>    <text:line-break/>    ?<text:line-break/><text:span text:style-name="T1">Creating an architectural design (CH 10)</text:span>    <text:line-break/><text:span text:style-name="T11">Ar architektūros projektavimas atneša naudos kuriant programų sistemas? Pagrįsti atsakymą.</text:span></text:p>
      <text:list xml:id="list698424848" text:style-name="L5">
        <text:list-item>
          <text:p text:style-name="P37">Palengvina/sukonkretina komunikaciją projekto klausimais tarp suinteresuotų šalių (stakeholders)</text:p>
        </text:list-item>
        <text:list-item>
          <text:p text:style-name="P37">Suteikia projekto apibendrintą suvokimą</text:p>
        </text:list-item>
        <text:list-item>
          <text:p text:style-name="P37">Dizaino sprendimai diktuoja projekto vystymasi<text:line-break/></text:p>
          <text:p text:style-name="P37"/>
        </text:list-item>
      </text:list>
      <text:p text:style-name="P3"><text:line-break/><text:span text:style-name="T11">Kuo skiriasi architektūros stilius (style) ir architektūros šablonas (pattern). Pateikite pavyzdžių.</text:span></text:p>
      <text:list xml:id="list2287957297" text:style-name="L6">
        <text:list-item>
          <text:p text:style-name="P38">Architektūros požymis skirtas apibūdinti sistemos kategorijai, apimančiai</text:p>
        </text:list-item>
        <text:list-item>
          <text:p text:style-name="P38">An Architectural Pattern is a way to implement an Architectural Style; Arch. šablonas siūlo architektūrinio sprendimo pagrindą panašaus konteksto ar žanro užduočių aibei</text:p>
        </text:list-item>
        <text:list-item>
          <text:p text:style-name="P38">An architectural Style is a specialization <text:s/>of element <text:s/>and <text:s/>relation types, together with a set of constraints on how they can be used. On the other hand, an architectural Pattern expresses a fundamental structural organization schema for software systems. It provides a set of predefined subsystems, specifies their responsibilities, and includes rules and guidelines for organizing the relationships between them.</text:p>
        </text:list-item>
      </text:list>
      <text:h text:style-name="P31" text:outline-level="2">Styles</text:h>
      <text:list xml:id="list181823921" text:style-name="L7">
        <text:list-item>
          <text:p text:style-name="P42">Client-server <text:span text:style-name="T7">(Centralizuotų duomenų)</text:span></text:p>
        </text:list-item>
        <text:list-item>
          <text:p text:style-name="P43">Call-return</text:p>
        </text:list-item>
        <text:list-item>
          <text:p text:style-name="P43"><text:soft-page-break/>Layered</text:p>
        </text:list-item>
        <text:list-item>
          <text:p text:style-name="P44">Peer-to-peer</text:p>
        </text:list-item>
        <text:list-item>
          <text:p text:style-name="P45">MVC</text:p>
        </text:list-item>
      </text:list>
      <text:h text:style-name="Heading_20_2" text:outline-level="2">Pattern</text:h>
      <text:p text:style-name="P27"><text:span text:style-name="T8">A</text:span>rchitectural patterns for software define a specific approach for handling some characteristic of the system. <text:span text:style-name="T8">For example “Kitchen”.</text:span></text:p>
      <text:list xml:id="list3143832107" text:style-name="L8">
        <text:list-item>
          <text:p text:style-name="P46">Teisių valdymo (access control) <text:span text:style-name="T20">(Windows vs Unix)</text:span></text:p>
        </text:list-item>
        <text:list-item>
          <text:p text:style-name="P46">Lygiagretumo (concurrency) <text:span text:style-name="T20">(Round robin vs Priority)</text:span></text:p>
        </text:list-item>
        <text:list-item>
          <text:p text:style-name="P46">Paskirstymo (distribution) <text:span text:style-name="T20">(Centralized, Decentralized)</text:span></text:p>
        </text:list-item>
        <text:list-item>
          <text:p text:style-name="P46">Patvarumo (persistence) <text:span text:style-name="T20">(ORM,DAO)</text:span></text:p>
        </text:list-item>
      </text:list>
      <text:p text:style-name="P3"/>
      <text:p text:style-name="P3"><text:line-break/>Kam (kurioms suinteresuotoms šalims) architektūros aprašas gali būti skirtas?</text:p>
      <text:p text:style-name="P4">Programuotojams</text:p>
      <text:p text:style-name="P4">Architektams</text:p>
      <text:p text:style-name="P4">Klientams</text:p>
      <text:p text:style-name="P4">Tech. Įrangos tiekėjams</text:p>
      <text:p text:style-name="P3"><text:line-break/><text:span text:style-name="T11">Kokie yra pagrindiniai architektūros konteksto komponentai?</text:span></text:p>
      <text:p text:style-name="P3"/>
      <text:p text:style-name="P5">Vyresniosios sistemos (superordinate)</text:p>
      <text:p text:style-name="P5">Pavaldžios sistemos (subordinate)</text:p>
      <text:p text:style-name="P5">Aktoriai (actors) vartotojai<text:line-break/>Vienalygės sistemos (peers)</text:p>
      <text:p text:style-name="P5"/>
      <text:p text:style-name="P6"><text:line-break/><text:span text:style-name="T1">Risk management (CH 25)</text:span>    <text:line-break/><text:span text:style-name="T11">Kuo skiriasi rizikos valdymo reaktyvi ir proaktyvi strategijos?</text:span></text:p>
      <text:p text:style-name="P6">•Reaktyvi strategija:</text:p>
      <text:p text:style-name="P6"><text:tab/>Projektas stebimas ir jei atsiranda problemos, komanda bando jas spręsti spontaniškai –įsijungia gaisro gesinimo režimas. Jei nepavyksta problemos išspręsti greitai ar tinkamai –iškyla didelis pavojus visam projektui.</text:p>
      <text:p text:style-name="P6">•Proaktyvi strategija:</text:p>
      <text:p text:style-name="P6"><text:tab/>Prasideda prieš darbų vykdymo pradžią. Identifikuojama potenciali rizika, įvertinama jos tikimybė ir poveikis, įvardintos rizikos surūšiuojamos, sukuriamas rizikos valdymo planas.</text:p>
      <text:p text:style-name="P6"/>
      <text:p text:style-name="P26"><text:line-break/><text:span text:style-name="T11">Kokie yra rizikos analizės ir valdymo žingsniai?</text:span> </text:p>
      <text:p text:style-name="P6">1.Rizikos identifikavimas </text:p>
      <text:p text:style-name="P6">2.Rizikos įvertinimas</text:p>
      <text:p text:style-name="P6"><text:tab/>•Kiekvienos rizikos analizė(įvertinama rizikos tikimybė ir poveikis, t.y. žala, kurią ji gali padaryti)</text:p>
      <text:p text:style-name="P6"><text:tab/>•Rizikos rūšiavimas(suskirstoma pagal tikimybę ir poveikį)</text:p>
      <text:p text:style-name="P6">3.Sudaromas planas rizikoms su didele tikimybe ir poveikiu valdyti</text:p>
      <text:p text:style-name="P6">4.Vykdomas rizikos mažinimas, stebėsena ir valdymas</text:p>
      <text:p text:style-name="P6"/>
      <text:p text:style-name="P12"><text:line-break/>Kas yra rizikos įvertinimas? Kaip sudaroma rizikos lentelė? </text:p>
      <text:p text:style-name="P5">RE – P x C</text:p>
      <text:p text:style-name="P5">RE – risk exposure</text:p>
      <text:p text:style-name="P5">P – rizikos tikimybė</text:p>
      <text:p text:style-name="P5">C – <text:span text:style-name="T9">projekto išlaidos rizikos įvykio atveju</text:span></text:p>
      <text:p text:style-name="P7">Lentelė: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0">Risk</text:p>
          </table:table-cell>
          <table:table-cell table:style-name="Table2.A1" office:value-type="string">
            <text:p text:style-name="P30">Category</text:p>
          </table:table-cell>
          <table:table-cell table:style-name="Table2.A1" office:value-type="string">
            <text:p text:style-name="P30">Probability</text:p>
          </table:table-cell>
          <table:table-cell table:style-name="Table2.A1" office:value-type="string">
            <text:p text:style-name="P30">Impact</text:p>
          </table:table-cell>
          <table:table-cell table:style-name="Table2.E1" office:value-type="string">
            <text:p text:style-name="P30">RMMM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7"/>
      <text:p text:style-name="P6"><text:line-break/><text:span text:style-name="T11">Kas yra rizikos mažinimas, stebėsena ir valdymas (angl. RMMM)? Kokie dokumentai gaunami taikant šią strategiją? </text:span><text:span text:style-name="T9">Mitigation,Monitoring,Management</text:span></text:p>
      <text:p text:style-name="P7">Mitigation: Mažinimo strategijos parengimas</text:p>
      <text:p text:style-name="P7">Monitoring: Kaip keičiasi projekto metu</text:p>
      <text:p text:style-name="P7">Management: Konkretūs veiksmai, jeigu rizika įvyktų</text:p>
      <text:p text:style-name="P7"/>
      <text:p text:style-name="P7">Gaunami RIS (Risk Information Sheet)</text:p>
      <text:p text:style-name="P7">Atskirai dokumentuojama kiekviena rizika</text:p>
      <text:p text:style-name="P7">Rizikos apibrėžimas:</text:p>
      <text:p text:style-name="P7">Kontekstas (kada ir kaip rizika gali įvykti)</text:p>
      <text:p text:style-name="P7">Mitigation.monitoring</text:p>
      <text:p text:style-name="P7">Management</text:p>
      <text:p text:style-name="P7">Dabartinė stadija (kas daroma dėl šios rizikos)</text:p>
      <text:p text:style-name="P7"/>
      <text:p text:style-name="P8"><text:line-break/><text:span text:style-name="T1">Testing tactics (CH 14) </text:span>   <text:line-break/><text:span text:style-name="T11">Ką vadiname baltos dėžės testavimu?</text:span></text:p>
      <text:p text:style-name="P8">Testuojamos vidinės konstrukcijos, tokios kaip ciklai ar loginės struktūros<text:line-break/><text:span text:style-name="T11">Ką vadiname juodos dėžės testavimu?</text:span></text:p>
      <text:p text:style-name="P8">Testuojami funkciniai reikalavimai.<text:line-break/><text:span text:style-name="T11">Ką parodo nepriklausomų kelių skaičius?</text:span></text:p>
      <text:p text:style-name="P8"><text:span text:style-name="T10">Testų skaičių, reikalingų padengti programą</text:span><text:line-break/><text:span text:style-name="T11">Kas yra ciklomatinis sudėtingumas?</text:span></text:p>
      <text:p text:style-name="P9">Programos atvejų kelių grafo <text:span text:style-name="T13">nepriklausomų kelių skaičius</text:span></text:p>
      <text:p text:style-name="P9">Regionų skaičius</text:p>
      <text:p text:style-name="P9">Predikatinių virš<text:span text:style-name="T21">ū</text:span>nių skaičius + 1</text:p>
      <text:p text:style-name="P9">Briaunos – Viršūnės + 2</text:p>
      <text:p text:style-name="P10"><text:soft-page-break/><text:line-break/><text:span text:style-name="T1">Process models (CH 3)</text:span>    <text:line-break/><text:span text:style-name="T11">Kas yra proceso modelis?</text:span></text:p>
      <text:p text:style-name="P10"><text:span text:style-name="T10">Proceso aprašas apimantis veiksmus, užduotis, kuriuos reikia atlikti prog. įr. Kūrime.</text:span><text:line-break/><text:span text:style-name="T12">Kokius žinote klasikinius proceso modelius? Kokie yra kiekvienam iš jų būdingi bruožai?</text:span></text:p>
      <text:p text:style-name="P9">Krioklio</text:p>
      <text:p text:style-name="P9"><text:tab/>Linijinis judėjimas nuo vienos veiklos prie kitos. Reikalavimas apibrėžti ir stabilūs</text:p>
      <text:p text:style-name="P9">Inkrementinis</text:p>
      <text:p text:style-name="P10"><text:tab/>Programa pateikiama dalimis. <text:span text:style-name="T14">(Gali būti lygiagrečiai)</text:span></text:p>
      <text:p text:style-name="P10"><text:tab/>Pirma dalis atitinka pagrindinius reikalavimus, bet stokoja papildomo funkcionalumo.</text:p>
      <text:p text:style-name="P10"><text:tab/>Reikalauja mažiau žmonių.</text:p>
      <text:p text:style-name="P15"><text:tab/>Greičiau galima pateikti riboto funkcionalumo programą.</text:p>
      <text:p text:style-name="P24">Iteratyvus</text:p>
      <text:p text:style-name="P15"><text:tab/><text:span text:style-name="T13">Pateikiamas programos prototipas </text:span></text:p>
      <text:p text:style-name="P16"><text:tab/><text:span text:style-name="T13">Kiekvienos iteracijos metu programa yra pertrarkoma ar tobulinama</text:span></text:p>
      <text:p text:style-name="P25">Unifikuotas procesas</text:p>
      <text:p text:style-name="P16"><text:tab/><text:span text:style-name="T16">Iteratyvus ir inkrementinis</text:span></text:p>
      <text:p text:style-name="P16"><text:tab/><text:span text:style-name="T16">Visos fazės gali persidengti ir vykti vienu metu (skirtinguose inkrementuose)</text:span><text:line-break/><text:span text:style-name="T11">Kuo inkrementinis proceso modelis skiriasi nuo iteratyvaus?</text:span></text:p>
      <text:p text:style-name="P10"><text:tab/><text:span text:style-name="T14">Žr viršui</text:span><text:line-break/><text:span text:style-name="T11">Kaip suprantate iteratyvų inkrementinį proceso modelį?</text:span></text:p>
      <text:p text:style-name="P10"><text:tab/><text:span text:style-name="T14">Turi ir inkrementinio ir iteratyvaus modelių savybių. T.y. programos kūrias vykdomas dalimis, Kiekviena fazė vykdomas iteratyviai, tačiau po jos turi būti naujas </text:span><text:span text:style-name="T2">inkrementas (release)</text:span><text:span text:style-name="T15">, kas yra prieš tai buvusios programos patobulinimas.</text:span></text:p>
      <text:p text:style-name="P16"><text:line-break/><text:span text:style-name="T1">Performing user interface design (CH 12)</text:span>    <text:line-break/><text:span text:style-name="T11">Kokius sąsajų tipus galima atskirti?</text:span></text:p>
      <text:p text:style-name="P20">Tarp programos komponentų</text:p>
      <text:p text:style-name="P20">Tarp komponentų ir kitų objektų už programos ribų</text:p>
      <text:p text:style-name="P16"><text:span text:style-name="T18">Tarp vartotojo ir programos</text:span><text:span text:style-name="T11"><text:line-break/>Kokias "Auksines taisykles" vartotojo sąsajoje išskyrė autorius Theo Mandel?</text:span></text:p>
      <text:p text:style-name="P21">Suteikti naudotojui kontrolę</text:p>
      <text:p text:style-name="P21">Sumažinti naudotojo “cognitive load”</text:p>
      <text:p text:style-name="P17"><text:span text:style-name="T19">Interfeisas turi būti pastovus</text:span><text:span text:style-name="T11"><text:line-break/>Kokie gali būti analizės ir projektavimo modeliai?</text:span></text:p>
      <text:p text:style-name="P18">Vartotojo modelis – apie vartotojus, kokie jie yra , jų patirtis su sistema (pradedantysis, vidutinis, veteranas)</text:p>
      <text:p text:style-name="P18">Dizaino modelis – apie visą sistemą</text:p>
      <text:p text:style-name="P18">Sistemos suvokimo modelis – kaip naudotojas naudojasi sistema</text:p>
      <text:p text:style-name="P18">Įgyvendinimo modelis- kaip sistema bus sukurta</text:p>
      <text:p text:style-name="P13"><text:line-break/>Koks yra vartotojo sąsajos kūrimo procesas?</text:p>
      <text:p text:style-name="P16">Spiralės būdas</text:p>
      <text:p text:style-name="P16">Apima 4 veiklas:</text:p>
      <text:p text:style-name="P16">Vartotojo, užduočių ir aplinkos analizė</text:p>
      <text:p text:style-name="P16">Vartotojo sąsaja</text:p>
      <text:p text:style-name="P16">Vartotojo sąsajos įgyvendinimas</text:p>
      <text:p text:style-name="P16">Vartotojo sąsajos tikrinimas</text:p>
      <text:p text:style-name="P17"><text:soft-page-break/><text:line-break/><text:span text:style-name="T1">Quality management (CH 26)</text:span>    <text:line-break/><text:span text:style-name="T11">Kas yra kokybė ir kaip užtikrinti, jog galutinis produktas būtų kokybiškas?</text:span></text:p>
      <text:p text:style-name="P18">Aiškiai apibrėžti funkciniai ir eksploataciniai reikalavimai, aiškiai dokumentuoti plėtros standartai ir netiesioginės charakteristikos, kurių tikimasi iš visos profesionaliai sukurtos programinės įrangos.</text:p>
      <text:p text:style-name="P17"><text:span text:style-name="T19">P</text:span><text:span text:style-name="T17">rograminei įrangai iškelti reikalavimai yra pagrindas, kuriuo remiantis vertinama kokybė. Reikalavimų neatitikimas yra kokybės trūkumas.</text:span></text:p>
      <text:p text:style-name="P18"/>
      <text:p text:style-name="P21">Kokybės-naudos analizės</text:p>
      <text:p text:style-name="P17"><text:span text:style-name="T19">Lyginamoji analizė</text:span><text:span text:style-name="T11"><text:line-break/>Skirtumas tarp defekto ir klaidos, bei paaiškinti kas įtakoja kokybės užtikrinimo išlaidų augimą?</text:span></text:p>
      <text:p text:style-name="P22"><text:span text:style-name="T19">Defektas – praleista klaida išleistame produkte. Išlaidos auga priklausomai kokiame etape buvo aptikta klaida/defektas</text:span><text:span text:style-name="T11"><text:line-break/>Kaip vyksta formalios (officialios) techninės peržiūros? Paaiškinkite procesą.</text:span></text:p>
      <text:p text:style-name="P19">3-5 žmonės</text:p>
      <text:p text:style-name="P19">Ne ilgiau kaip dvi valados žmogui</text:p>
      <text:p text:style-name="P19">posėdis trunka ne ilgiau kaip 2 valandas</text:p>
      <text:p text:style-name="P19">Prežiūrų raportavimas bei įrašų išsaugojimas.</text:p>
      <text:p text:style-name="P19">Vienas iš peržiūroje dalyvaujančių rūpinasi įrašų išsaugojimu:</text:p>
      <text:p text:style-name="P19">Kas buvo peržiūrėta</text:p>
      <text:p text:style-name="P19">Kas vykdė peržiūrą?</text:p>
      <text:p text:style-name="P19">Kas buvo aptikta/išvados.</text:p>
      <text:p text:style-name="P14"><text:line-break/>Programinės įrangos kokybės užtikrinimas, kodėl jis reikalingas? </text:p>
      <text:p text:style-name="P19">Requirement</text:p>
      <text:p text:style-name="P19">Design</text:p>
      <text:p text:style-name="P19">Code</text:p>
      <text:p text:style-name="P19">Quality control effectiven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vadinimo_20_skaidrė_7e_LT_7e_Gliederung_20_1" style:display-name="Pavadinimo skaidrė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vadinimo_20_skaidrė_7e_LT_7e_Gliederung_20_2" style:display-name="Pavadinimo skaidrė~LT~Gliederung 2" style:family="paragraph" style:parent-style-name="Pavadinimo_20_skaidrė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o_20_skaidrė_7e_LT_7e_Gliederung_20_3" style:display-name="Pavadinimo skaidrė~LT~Gliederung 3" style:family="paragraph" style:parent-style-name="Pavadinimo_20_skaidrė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vadinimo_20_skaidrė_7e_LT_7e_Gliederung_20_4" style:display-name="Pavadinimo skaidrė~LT~Gliederung 4" style:family="paragraph" style:parent-style-name="Pavadinimo_20_skaidrė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vadinimo_20_skaidrė_7e_LT_7e_Gliederung_20_5" style:display-name="Pavadinimo skaidrė~LT~Gliederung 5" style:family="paragraph" style:parent-style-name="Pavadinimo_20_skaidrė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o_20_skaidrė_7e_LT_7e_Gliederung_20_6" style:display-name="Pavadinimo skaidrė~LT~Gliederung 6" style:family="paragraph" style:parent-style-name="Pavadinimo_20_skaidrė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o_20_skaidrė_7e_LT_7e_Gliederung_20_7" style:display-name="Pavadinimo skaidrė~LT~Gliederung 7" style:family="paragraph" style:parent-style-name="Pavadinimo_20_skaidrė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o_20_skaidrė_7e_LT_7e_Gliederung_20_8" style:display-name="Pavadinimo skaidrė~LT~Gliederung 8" style:family="paragraph" style:parent-style-name="Pavadinimo_20_skaidrė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o_20_skaidrė_7e_LT_7e_Gliederung_20_9" style:display-name="Pavadinimo skaidrė~LT~Gliederung 9" style:family="paragraph" style:parent-style-name="Pavadinimo_20_skaidrė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o_20_skaidrė_7e_LT_7e_Titel" style:display-name="Pavadinimo skaidrė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vadinimo_20_skaidrė_7e_LT_7e_Untertitel" style:display-name="Pavadinimo skaidrė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vadinimo_20_skaidrė_7e_LT_7e_Notizen" style:display-name="Pavadinimo skaidrė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vadinimo_20_skaidrė_7e_LT_7e_Hintergrundobjekte" style:display-name="Pavadinimo skaidrė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vadinimo_20_skaidrė_7e_LT_7e_Hintergrund" style:display-name="Pavadinimo skaidrė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vadinimas_20_ir_20_turinys_7e_LT_7e_Gliederung_20_1" style:display-name="Pavadinimas ir turinys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vadinimas_20_ir_20_turinys_7e_LT_7e_Gliederung_20_2" style:display-name="Pavadinimas ir turinys~LT~Gliederung 2" style:family="paragraph" style:parent-style-name="Pavadinimas_20_ir_20_turinys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as_20_ir_20_turinys_7e_LT_7e_Gliederung_20_3" style:display-name="Pavadinimas ir turinys~LT~Gliederung 3" style:family="paragraph" style:parent-style-name="Pavadinimas_20_ir_20_turinys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vadinimas_20_ir_20_turinys_7e_LT_7e_Gliederung_20_4" style:display-name="Pavadinimas ir turinys~LT~Gliederung 4" style:family="paragraph" style:parent-style-name="Pavadinimas_20_ir_20_turinys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vadinimas_20_ir_20_turinys_7e_LT_7e_Gliederung_20_5" style:display-name="Pavadinimas ir turinys~LT~Gliederung 5" style:family="paragraph" style:parent-style-name="Pavadinimas_20_ir_20_turinys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as_20_ir_20_turinys_7e_LT_7e_Gliederung_20_6" style:display-name="Pavadinimas ir turinys~LT~Gliederung 6" style:family="paragraph" style:parent-style-name="Pavadinimas_20_ir_20_turinys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as_20_ir_20_turinys_7e_LT_7e_Gliederung_20_7" style:display-name="Pavadinimas ir turinys~LT~Gliederung 7" style:family="paragraph" style:parent-style-name="Pavadinimas_20_ir_20_turinys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as_20_ir_20_turinys_7e_LT_7e_Gliederung_20_8" style:display-name="Pavadinimas ir turinys~LT~Gliederung 8" style:family="paragraph" style:parent-style-name="Pavadinimas_20_ir_20_turinys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as_20_ir_20_turinys_7e_LT_7e_Gliederung_20_9" style:display-name="Pavadinimas ir turinys~LT~Gliederung 9" style:family="paragraph" style:parent-style-name="Pavadinimas_20_ir_20_turinys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vadinimas_20_ir_20_turinys_7e_LT_7e_Titel" style:display-name="Pavadinimas ir turinys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vadinimas_20_ir_20_turinys_7e_LT_7e_Untertitel" style:display-name="Pavadinimas ir turiny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vadinimas_20_ir_20_turinys_7e_LT_7e_Notizen" style:display-name="Pavadinimas ir turiny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vadinimas_20_ir_20_turinys_7e_LT_7e_Hintergrundobjekte" style:display-name="Pavadinimas ir turiny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vadinimas_20_ir_20_turinys_7e_LT_7e_Hintergrund" style:display-name="Pavadinimas ir turiny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2:09:34.067000000</meta:creation-date>
    <dc:date>2019-06-11T15:43:00.978000000</dc:date>
    <meta:editing-duration>PT26M49S</meta:editing-duration>
    <meta:editing-cycles>6</meta:editing-cycles>
    <meta:generator>LibreOffice/6.0.3.2$Windows_X86_64 LibreOffice_project/8f48d515416608e3a835360314dac7e47fd0b821</meta:generator>
    <meta:document-statistic meta:table-count="2" meta:image-count="0" meta:object-count="0" meta:page-count="6" meta:paragraph-count="172" meta:word-count="1241" meta:character-count="9825" meta:non-whitespace-character-count="8692"/>
  </office:meta>
</office:document-meta>
</file>